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"/>
    <style:font-face style:name="Arial Unicode MS1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000000" style:font-name="Menlo1" fo:font-size="20pt" style:font-name-asian="Menlo1" style:font-size-asian="20pt" style:font-name-complex="Menlo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Javascript/React Crash Cours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script Basic</text:p>
              </text:list-item>
              <text:list-item>
                <text:p>NodeJS</text:p>
              </text:list-item>
              <text:list-item>
                <text:p>Webpack</text:p>
              </text:list-item>
              <text:list-item>
                <text:p>Transpilation</text:p>
              </text:list-item>
              <text:list-item>
                <text:p>React</text:p>
              </text:list-item>
              <text:list-item>
                <text:p>React-Redu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Bas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preted</text:p>
              </text:list-item>
              <text:list-item>
                <text:p>Functions are values</text:p>
              </text:list-item>
              <text:list-item>
                <text:p>Weak-typing</text:p>
              </text:list-item>
              <text:list-item>
                <text:p>'const'</text:p>
              </text:list-item>
              <text:list-item>
                <text:p>Globals, scope and closures</text:p>
              </text:list-item>
              <text:list-item>
                <text:p>'let' vs. 'var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bining javascript files together is dangerous because of overlapping function/variable names.</text:p>
                <text:list>
                  <text:list-item>
                    <text:p>Even if you use 'const', you still have to worry about overlapping names.</text:p>
                  </text:list-item>
                </text:list>
              </text:list-item>
              <text:list-item>
                <text:p>Module system for javascript files:</text:p>
                <text:list>
                  <text:list-item>
                    <text:p>All functions/variables should are 'private'.</text:p>
                  </text:list-item>
                  <text:list-item>
                    <text:p>It should be possible to publish 'public' elements that can be used by other modules via name-spaces.</text:p>
                  </text:list-item>
                </text:list>
              </text:list-item>
              <text:list-item>
                <text:p>Node Basic</text:p>
                <text:list>
                  <text:list-item>
                    <text:p>Run javascript by itself (no browser).</text:p>
                  </text:list-item>
                  <text:list-item>
                    <text:p>A simple module.</text:p>
                  </text:list-item>
                </text:list>
              </text:list-item>
              <text:list-item>
                <text:p>NPM</text:p>
                <text:list>
                  <text:list-item>
                    <text:p>Repository management system for NodeJS.</text:p>
                  </text:list-item>
                  <text:list-item>
                    <text:p>Rating modules: <text:s/><text:a xlink:href="https://www.npmjs.com/" xlink:type="simple">https://www.npmjs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 Magic</text:p>
              </text:list-item>
            </text:list>
            <text:p text:style-name="P2"><text:span text:style-name="T1">(function (exports, require, module, __filename, __dirname) {</text:span></text:p>
            <text:p text:style-name="P2"><text:span text:style-name="T1"><text:s text:c="2"/></text:span><text:span text:style-name="T1">// YOUR CODE INJECTED HERE!</text:span></text:p>
            <text:p text:style-name="P2"><text:span text:style-name="T1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bining javascript files together is dangerous because of overlapping function/variable names.</text:p>
                <text:list>
                  <text:list-item>
                    <text:p>Even if you use 'const', you still have to worry about overlapping names.</text:p>
                  </text:list-item>
                </text:list>
              </text:list-item>
              <text:list-item>
                <text:p>Module system for javascript files:</text:p>
                <text:list>
                  <text:list-item>
                    <text:p>All functions/variables should are 'private'.</text:p>
                  </text:list-item>
                  <text:list-item>
                    <text:p>It should be possible to publish 'public' elements that can be used by other modules via name-spaces.</text:p>
                  </text:list-item>
                </text:list>
              </text:list-item>
              <text:list-item>
                <text:p>Node Basic</text:p>
                <text:list>
                  <text:list-item>
                    <text:p>Run javascript by itself (no browser).</text:p>
                  </text:list-item>
                  <text:list-item>
                    <text:p>A simple module.</text:p>
                  </text:list-item>
                </text:list>
              </text:list-item>
              <text:list-item>
                <text:p>NPM</text:p>
                <text:list>
                  <text:list-item>
                    <text:p>Repository management system for NodeJS.</text:p>
                  </text:list-item>
                  <text:list-item>
                    <text:p>Rating modules: <text:s/><text:a xlink:href="https://www.npmjs.com/" xlink:type="simple">https://www.npmjs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deJS allows you to create large javascript programs from multiple modules.</text:p>
              </text:list-item>
              <text:list-item>
                <text:p>Now, make it work for the browser:</text:p>
                <text:list>
                  <text:list-item>
                    <text:p>Combine all modules into a single file.</text:p>
                  </text:list-item>
                  <text:list-item>
                    <text:p>Make it work without the NodeJS run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pack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 knows how to create a bundle from a starting anchor.</text:p>
              </text:list-item>
              <text:list-item>
                <text:p>So, it can create an 'in-memory' bundle. <text:s/>It can also 'watch' the source files and re-create the 'in-memory' bundle.</text:p>
              </text:list-item>
              <text:list-item>
                <text:p>Proxy sup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the latest javascript/c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ts of advancements being made to javascript, css.</text:p>
              </text:list-item>
              <text:list-item>
                <text:p>Problem – browser makers are slow to adopt changes.</text:p>
              </text:list-item>
              <text:list-item>
                <text:p>Solution</text:p>
                <text:list>
                  <text:list-item>
                    <text:p>Convert 'newer' code in javascript/css files to 'older' versions that work in browsers.</text:p>
                  </text:list-item>
                  <text:list-item>
                    <text:p>Since webpack knows what files go into the bundle, perhaps it can be instructed to perform these 'conversions'.</text:p>
                  </text:list-item>
                </text:list>
              </text:list-item>
              <text:list-item>
                <text:p>'devtool' and source map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ct Bas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script library</text:p>
              </text:list-item>
              <text:list-item>
                <text:p>Components mapping to HTML elements</text:p>
              </text:list-item>
              <text:list-item>
                <text:p>Sits between application code and DOM</text:p>
                <text:list>
                  <text:list-item>
                    <text:p>Minimize DOM operations</text:p>
                  </text:list-item>
                </text:list>
              </text:list-item>
              <text:list-item>
                <text:p>Lots of code for specifying elements.</text:p>
                <text:list>
                  <text:list-item>
                    <text:p>JSX and transpil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ct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p-level Application Component</text:p>
              </text:list-item>
              <text:list-item>
                <text:p>Component Basics</text:p>
                <text:list>
                  <text:list-item>
                    <text:p>Package</text:p>
                  </text:list-item>
                  <text:list-item>
                    <text:p>Functional Components (simplest)</text:p>
                  </text:list-item>
                  <text:list-item>
                    <text:p>Properties</text:p>
                  </text:list-item>
                </text:list>
              </text:list-item>
              <text:list-item>
                <text:p>React HTML components</text:p>
                <text:list>
                  <text:list-item>
                    <text:p>Map to javascript DOM elements. <text:s/>Fixes some browser quirks. <text:s/>Also increases performance by minimizing DOM operations.</text:p>
                  </text:list-item>
                  <text:list-item>
                    <text:p>All the html attributes</text:p>
                  </text:list-item>
                  <text:list-item>
                    <text:p>style (javascript object vs string)</text:p>
                  </text:list-item>
                  <text:list-item>
                    <text:p>Direct access to DOM via 'refs' – try to avoid th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ct Component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s are often 'wrapped'</text:p>
              </text:list-item>
              <text:list-item>
                <text:p>Classes vs Functional components</text:p>
                <text:list>
                  <text:list-item>
                    <text:p>Lifecycle methods</text:p>
                  </text:list-item>
                  <text:list-item>
                    <text:p>state</text:p>
                  </text:list-item>
                  <text:list-item>
                    <text:p>Use Classes when necessa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naging St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ould put state in components</text:p>
                <text:list>
                  <text:list-item>
                    <text:p>Problem: components have lifecycles while state does not.</text:p>
                  </text:list-item>
                </text:list>
              </text:list-item>
              <text:list-item>
                <text:p>What you want</text:p>
                <text:list>
                  <text:list-item>
                    <text:p>A global model that acts like a cataloged repository.</text:p>
                  </text:list-item>
                  <text:list-item>
                    <text:p>State should exists as progressive data structures where T3 = T2 + minor change.</text:p>
                  </text:list-item>
                  <text:list-item>
                    <text:p>State changes should be made by Actions.</text:p>
                  </text:list-item>
                  <text:list-item>
                    <text:p>Reducers should modify the model in response to Actions.</text:p>
                  </text:list-item>
                  <text:list-item>
                    <text:p>The model should be immutable (except for reducers).</text:p>
                  </text:list-item>
                </text:list>
              </text:list-item>
              <text:list-item>
                <text:p>Redux + ImmutableJ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naging State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Redux and React integration goals</text:p>
                <text:list>
                  <text:list-item>
                    <text:p>Components to 'watch' a portion of the store and redraw when it changes.</text:p>
                  </text:list-item>
                  <text:list-item>
                    <text:p>Components should have an easy way to trigger actions.</text:p>
                  </text:list-item>
                </text:list>
              </text:list-item>
              <text:list-item>
                <text:p>react-redux</text:p>
                <text:list>
                  <text:list-item>
                    <text:p>Connecting a React application with a store.</text:p>
                  </text:list-item>
                  <text:list-item>
                    <text:p>Connecting a component with the store</text:p>
                    <text:list>
                      <text:list-item>
                        <text:p>Augmenting component properties</text:p>
                        <text:list>
                          <text:list-item>
                            <text:p>mapStateToProps</text:p>
                          </text:list-item>
                          <text:list-item>
                            <text:p>mapDispatchToProps</text:p>
                          </text:list-item>
                        </text:list>
                      </text:list-item>
                    </text:list>
                  </text:list-item>
                  <text:list-item>
                    <text:p>Functional Components can now have state</text:p>
                    <text:list>
                      <text:list-item>
                        <text:p>Use React classes and 'setState' when you have a 'private' setting that isn't part of your data model (i.e. whether or not a combo-list is displayed).</text:p>
                      </text:list-item>
                      <text:list-item>
                        <text:p>All other state should go through Redux</text:p>
                      </text:list-item>
                    </text:list>
                  </text:list-item>
                  <text:list-item>
                    <text:p>Gotchas</text:p>
                    <text:list>
                      <text:list-item>
                        <text:p>mapStateToProps and toJS()</text:p>
                      </text:list-item>
                    </text:list>
                  </text:list-item>
                </text:list>
              </text:list-item>
              <text:list-item>
                <text:p>Redux Too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Component Concep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pTypes, defaultProps</text:p>
              </text:list-item>
              <text:list-item>
                <text:p>Dynamic list of sub-components</text:p>
                <text:list>
                  <text:list-item>
                    <text:p>'key'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yle</text:p>
          </draw:text-box>
        </draw:frame>
        <draw:frame presentation:style-name="pr4" draw:layer="layout" svg:width="25.199cm" svg:height="12.179cm" svg:x="1.229cm" svg:y="5.085cm" presentation:class="outline" presentation:user-transformed="true">
          <draw:text-box>
            <text:list text:style-name="L2">
              <text:list-item>
                <text:p>Basics</text:p>
                <text:list>
                  <text:list-item>
                    <text:p>Style sheets</text:p>
                  </text:list-item>
                  <text:list-item>
                    <text:p>Using classes as concept anchors</text:p>
                  </text:list-item>
                  <text:list-item>
                    <text:p>Minimal specification</text:p>
                  </text:list-item>
                </text:list>
              </text:list-item>
              <text:list-item>
                <text:p>Modular Styles</text:p>
                <text:list>
                  <text:list-item>
                    <text:p>Similar goals to module javascript</text:p>
                    <text:list>
                      <text:list-item>
                        <text:p>CSS class are private to the component.</text:p>
                      </text:list-item>
                      <text:list-item>
                        <text:p>Exports used with name-spaces.</text:p>
                      </text:list-item>
                    </text:list>
                  </text:list-item>
                  <text:list-item>
                    <text:p>Production</text:p>
                    <text:list>
                      <text:list-item>
                        <text:p>Eliminate &lt;style&gt; tags by placing the contents in a single fil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 with C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owsers don't update often</text:p>
              </text:list-item>
              <text:list-item>
                <text:p>Lots of complaints</text:p>
                <text:list>
                  <text:list-item>
                    <text:p>Common definitions</text:p>
                  </text:list-item>
                  <text:list-item>
                    <text:p>Macros</text:p>
                  </text:list-item>
                </text:list>
              </text:list-item>
              <text:list-item>
                <text:p>Transpilation to the rescue</text:p>
                <text:list>
                  <text:list-item>
                    <text:p>S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1" svg:font-family="Menlo"/>
    <style:font-face style:name="Arial Unicode MS1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1T17:33:54.490258325</meta:creation-date>
    <dc:date>2018-10-09T22:20:27.603609148</dc:date>
    <meta:editing-duration>PT12H58M48S</meta:editing-duration>
    <meta:editing-cycles>67</meta:editing-cycles>
    <meta:generator>LibreOffice/4.4.1.2$MacOSX_X86_64 LibreOffice_project/45e2de17089c24a1fa810c8f975a7171ba4cd432</meta:generator>
    <meta:document-statistic meta:object-count="89"/>
  </office:meta>
</office:document-meta>
</file>